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A00000023F6C333FA89F56B12A.jpg" manifest:media-type="image/jpeg"/>
  <manifest:file-entry manifest:full-path="Pictures/1000000000000780000004109BD16332C862643D.png" manifest:media-type="image/png"/>
  <manifest:file-entry manifest:full-path="Pictures/1000000000000240000002033183F818409B1A66.jpg" manifest:media-type="image/jpeg"/>
  <manifest:file-entry manifest:full-path="Pictures/10000000000003600000019944103B0DCE360546.jpg" manifest:media-type="image/jpeg"/>
  <manifest:file-entry manifest:full-path="Pictures/1000000000000535000002D05B009B726C33D0C6.jpg" manifest:media-type="image/jpeg"/>
  <manifest:file-entry manifest:full-path="Pictures/10000000000001F4000000E20ABF27440B9C23CC.gif" manifest:media-type="image/gif"/>
  <manifest:file-entry manifest:full-path="Pictures/100000000000038E000001EF14AEC0CCBB090B5D.jpg" manifest:media-type="image/jpeg"/>
  <manifest:file-entry manifest:full-path="Pictures/10000201000007C70000028235EEE0D79BFE9264.png" manifest:media-type="image/png"/>
  <manifest:file-entry manifest:full-path="Pictures/100002010000028B000001010366E4AC5949CF82.png" manifest:media-type="image/png"/>
  <manifest:file-entry manifest:full-path="Pictures/10000201000006A4000003E84F1C16B21796B431.png" manifest:media-type="image/png"/>
  <manifest:file-entry manifest:full-path="Pictures/100002010000015A000000FACF0E7EFB433D1FBD.png" manifest:media-type="image/png"/>
  <manifest:file-entry manifest:full-path="Pictures/100002010000015A000000FAB99E3408D1E257AE.png" manifest:media-type="image/png"/>
  <manifest:file-entry manifest:full-path="Pictures/10000000000007800000041014CC1A04DC254C61.png" manifest:media-type="image/png"/>
  <manifest:file-entry manifest:full-path="Pictures/10000000000005F30000039B32D0826D81B30A3E.png" manifest:media-type="image/png"/>
  <manifest:file-entry manifest:full-path="Pictures/10000000000004C8000001F57975B0534E48EEF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loext:softedge-radius="0.388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loext:softedge-radius="0.247cm" draw:color-mode="standard" draw:luminance="0%" draw:contrast="0%" draw:gamma="100%" draw:red="0%" draw:green="0%" draw:blue="0%" fo:clip="rect(0.769cm, 0cm, 0.549cm, 0.427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loext:softedge-radius="0.282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loext:softedge-radius="0.318cm" draw:color-mode="standard" draw:luminance="0%" draw:contrast="0%" draw:gamma="100%" draw:red="0%" draw:green="0%" draw:blue="0%" fo:clip="rect(0cm, 8.236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loext:softedge-radius="0.247cm" draw:color-mode="standard" draw:luminance="0%" draw:contrast="0%" draw:gamma="100%" draw:red="0%" draw:green="0%" draw:blue="0%" fo:clip="rect(0cm, 0.347cm, 0cm, 0.095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loext:softedge-radius="0.247cm" draw:color-mode="standard" draw:luminance="0%" draw:contrast="0%" draw:gamma="100%" draw:red="0%" draw:green="0%" draw:blue="0%" fo:clip="rect(0.769cm, 0cm, 0.549cm, 0.427cm)" draw:image-opacity="44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loext:softedge-radius="0.282cm" draw:color-mode="standard" draw:luminance="0%" draw:contrast="0%" draw:gamma="100%" draw:red="0%" draw:green="0%" draw:blue="0%" fo:clip="rect(0cm, 0cm, 0cm, 0cm)" draw:image-opacity="4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loext:softedge-radius="0.318cm" draw:color-mode="standard" draw:luminance="0%" draw:contrast="0%" draw:gamma="100%" draw:red="0%" draw:green="0%" draw:blue="0%" fo:clip="rect(0cm, 8.236cm, 0cm, 8.148cm)" draw:image-opacity="4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loext:softedge-radius="0.318cm" draw:color-mode="standard" draw:luminance="0%" draw:contrast="0%" draw:gamma="100%" draw:red="0%" draw:green="0%" draw:blue="0%" fo:clip="rect(0cm, 16.683cm, 0cm, 0cm)" draw:image-opacity="4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93cm, 0cm, 1.876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81cm, 10.363cm, 4.948cm, 13.438cm)" draw:image-opacity="53%" style:mirror="none"/>
    </style:style>
    <style:style style:name="gr13" style:family="graphic" style:parent-style-name="standard">
      <style:graphic-properties draw:stroke="none" draw:fill="gradient" draw:fill-gradient-name="Gradient_20_8" draw:opacity="30%" draw:textarea-horizontal-align="justify" draw:textarea-vertical-align="middle" draw:auto-grow-height="false" fo:min-height="10.309cm" fo:min-width="14.713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loext:softedge-radius="0.141cm" draw:color-mode="standard" draw:luminance="0%" draw:contrast="0%" draw:gamma="100%" draw:red="0%" draw:green="0%" draw:blue="0%" fo:clip="rect(0cm, 14.623cm, 1.088cm, 2.097cm)" draw:image-opacity="4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loext:softedge-radius="0.141cm" draw:color-mode="standard" draw:luminance="0%" draw:contrast="0%" draw:gamma="100%" draw:red="0%" draw:green="0%" draw:blue="0%" fo:clip="rect(1.36cm, 0cm, 0cm, 1.709cm)" draw:image-opacity="4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loext:softedge-radius="0.141cm" draw:color-mode="standard" draw:luminance="0%" draw:contrast="60%" draw:gamma="100%" draw:red="0%" draw:green="0%" draw:blue="0%" fo:clip="rect(1.272cm, 0cm, 0cm, 1.734cm)" draw:image-opacity="4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84cm, 15.283cm, 3.74cm, 10.671cm)" draw:image-opacity="80%" style:mirror="non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18.726cm" fo:min-width="11.749cm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3.176cm, 0.13cm, 0cm)" draw:image-opacity="100%" style:mirror="none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9.048cm, 0.626cm, 0cm)" draw:image-opacity="100%" style:mirror="none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39cm, 0.501cm, 0.389cm, 13.273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gradient" draw:fill-gradient-name="Gradient_20_8" draw:opacity="30%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239cm" svg:height="13.625cm" svg:x="0.638cm" svg:y="0.357cm">
          <draw:image xlink:href="Pictures/1000000000000240000002033183F818409B1A66.jpg" xlink:type="simple" xlink:show="embed" xlink:actuate="onLoad" draw:mime-type="image/jpeg">
            <text:p/>
          </draw:image>
        </draw:frame>
        <draw:frame draw:style-name="gr2" draw:text-style-name="P1" draw:layer="layout" svg:width="13.228cm" svg:height="5.979cm" svg:x="1.644cm" svg:y="4.054cm">
          <draw:image xlink:href="Pictures/10000000000001F4000000E20ABF27440B9C23CC.gif" xlink:type="simple" xlink:show="embed" xlink:actuate="onLoad" draw:mime-type="image/gif">
            <text:p/>
          </draw:image>
        </draw:frame>
        <draw:frame draw:style-name="gr1" draw:text-style-name="P1" draw:layer="layout" svg:width="15.239cm" svg:height="13.625cm" svg:x="3.214cm" svg:y="14.603cm">
          <draw:image xlink:href="Pictures/1000000000000240000002033183F818409B1A66.jpg" xlink:type="simple" xlink:show="embed" xlink:actuate="onLoad" draw:mime-type="image/jpeg">
            <text:p/>
          </draw:image>
        </draw:frame>
        <draw:frame draw:style-name="gr3" draw:text-style-name="P1" draw:layer="layout" svg:width="13.208cm" svg:height="6.577cm" svg:x="4.183cm" svg:y="18.235cm">
          <draw:image xlink:href="Pictures/100000000000038E000001EF14AEC0CCBB090B5D.jpg" xlink:type="simple" xlink:show="embed" xlink:actuate="onLoad" draw:mime-type="image/jpe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5.239cm" svg:height="13.625cm" svg:x="3.107cm" svg:y="1cm">
          <draw:image xlink:href="Pictures/1000000000000240000002033183F818409B1A66.jpg" xlink:type="simple" xlink:show="embed" xlink:actuate="onLoad" draw:mime-type="image/jpeg">
            <text:p/>
          </draw:image>
        </draw:frame>
        <draw:frame draw:style-name="gr4" draw:text-style-name="P1" draw:layer="layout" svg:width="13.252cm" svg:height="7.157cm" svg:x="4.122cm" svg:y="4.035cm">
          <draw:image xlink:href="Pictures/1000000000000535000002D05B009B726C33D0C6.jpg" xlink:type="simple" xlink:show="embed" xlink:actuate="onLoad" draw:mime-type="image/jpeg">
            <text:p/>
          </draw:image>
        </draw:frame>
        <draw:frame draw:style-name="gr1" draw:text-style-name="P1" draw:layer="layout" svg:width="15.239cm" svg:height="13.625cm" svg:x="3.001cm" svg:y="14.73cm">
          <draw:image xlink:href="Pictures/1000000000000240000002033183F818409B1A66.jpg" xlink:type="simple" xlink:show="embed" xlink:actuate="onLoad" draw:mime-type="image/jpeg">
            <text:p/>
          </draw:image>
        </draw:frame>
        <draw:frame draw:style-name="gr5" draw:text-style-name="P1" draw:layer="layout" svg:width="12.717cm" svg:height="6.125cm" svg:x="4.23cm" svg:y="18.677cm">
          <draw:image xlink:href="Pictures/10000201000007C70000028235EEE0D79BFE9264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5.239cm" svg:height="13.625cm" svg:x="2.93cm" svg:y="1cm">
          <draw:image xlink:href="Pictures/1000000000000240000002033183F818409B1A66.jpg" xlink:type="simple" xlink:show="embed" xlink:actuate="onLoad" draw:mime-type="image/jpeg">
            <text:p/>
          </draw:image>
        </draw:frame>
        <draw:frame draw:style-name="gr6" draw:text-style-name="P1" draw:layer="layout" svg:width="13.505cm" svg:height="5.472cm" svg:x="3.895cm" svg:y="5.125cm">
          <draw:image xlink:href="Pictures/100002010000028B000001010366E4AC5949CF82.png" xlink:type="simple" xlink:show="embed" xlink:actuate="onLoad" draw:mime-type="image/png">
            <text:p/>
          </draw:image>
        </draw:frame>
        <draw:frame draw:style-name="gr1" draw:text-style-name="P1" draw:layer="layout" svg:width="15.239cm" svg:height="13.625cm" svg:x="3.172cm" svg:y="15.265cm">
          <draw:image xlink:href="Pictures/1000000000000240000002033183F818409B1A66.jpg" xlink:type="simple" xlink:show="embed" xlink:actuate="onLoad" draw:mime-type="image/jpeg">
            <text:p/>
          </draw:image>
        </draw:frame>
        <draw:frame draw:style-name="gr7" draw:text-style-name="P1" draw:layer="layout" svg:width="8.06cm" svg:height="4.014cm" svg:x="3.676cm" svg:y="15.819cm">
          <draw:image xlink:href="Pictures/100000000000038E000001EF14AEC0CCBB090B5D.jpg" xlink:type="simple" xlink:show="embed" xlink:actuate="onLoad" draw:mime-type="image/jpeg">
            <text:p/>
          </draw:image>
        </draw:frame>
        <draw:frame draw:style-name="gr8" draw:text-style-name="P1" draw:layer="layout" svg:width="7.952cm" svg:height="4.294cm" svg:x="9.412cm" svg:y="23.661cm">
          <draw:image xlink:href="Pictures/1000000000000535000002D05B009B726C33D0C6.jpg" xlink:type="simple" xlink:show="embed" xlink:actuate="onLoad" draw:mime-type="image/jpeg">
            <text:p/>
          </draw:image>
        </draw:frame>
        <draw:frame draw:style-name="gr9" draw:text-style-name="P1" draw:layer="layout" svg:width="5.111cm" svg:height="4.815cm" svg:x="13.085cm" svg:y="15.225cm">
          <draw:image xlink:href="Pictures/10000201000007C70000028235EEE0D79BFE9264.png" xlink:type="simple" xlink:show="embed" xlink:actuate="onLoad" draw:mime-type="image/png">
            <text:p/>
          </draw:image>
        </draw:frame>
        <draw:frame draw:style-name="gr10" draw:text-style-name="P1" draw:layer="layout" svg:width="4.932cm" svg:height="4.815cm" svg:x="3.459cm" svg:y="23.885cm">
          <draw:image xlink:href="Pictures/10000201000007C70000028235EEE0D79BFE9264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11" draw:text-style-name="P1" draw:layer="layout" svg:width="15.239cm" svg:height="10.555cm" svg:x="2.931cm" svg:y="2.194cm">
          <draw:image xlink:href="Pictures/1000000000000240000002033183F818409B1A66.jpg" xlink:type="simple" xlink:show="embed" xlink:actuate="onLoad" draw:mime-type="image/jpeg">
            <text:p/>
          </draw:image>
        </draw:frame>
        <draw:frame draw:style-name="gr12" draw:text-style-name="P1" draw:layer="layout" svg:width="15.224cm" svg:height="10.548cm" svg:x="2.933cm" svg:y="2.2cm">
          <draw:image xlink:href="Pictures/1000000000000780000004109BD16332C862643D.png" xlink:type="simple" xlink:show="embed" xlink:actuate="onLoad" draw:mime-type="image/png">
            <text:p/>
          </draw:image>
        </draw:frame>
        <draw:custom-shape draw:style-name="gr13" draw:text-style-name="P2" draw:layer="layout" svg:width="15.213cm" svg:height="10.559cm" svg:x="2.933cm" svg:y="2.2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6.031cm" svg:height="8.992cm" svg:x="1.216cm" svg:y="17.596cm">
          <draw:image xlink:href="Pictures/10000000000003600000019944103B0DCE360546.jpg" xlink:type="simple" xlink:show="embed" xlink:actuate="onLoad" draw:mime-type="image/jpeg">
            <text:p/>
          </draw:image>
        </draw:frame>
        <draw:frame draw:style-name="gr14" draw:text-style-name="P1" draw:layer="layout" svg:width="9.807cm" svg:height="9.055cm" svg:x="1.223cm" svg:y="17.536cm">
          <draw:image xlink:href="Pictures/10000201000006A4000003E84F1C16B21796B431.png" xlink:type="simple" xlink:show="embed" xlink:actuate="onLoad" draw:mime-type="image/png">
            <text:p/>
          </draw:image>
        </draw:frame>
        <draw:frame draw:style-name="gr15" draw:text-style-name="P1" draw:layer="layout" svg:width="5.075cm" svg:height="3.597cm" svg:x="11.604cm" svg:y="18.597cm">
          <draw:image xlink:href="Pictures/100002010000015A000000FACF0E7EFB433D1FBD.png" xlink:type="simple" xlink:show="embed" xlink:actuate="onLoad" draw:mime-type="image/png">
            <text:p/>
          </draw:image>
        </draw:frame>
        <draw:frame draw:style-name="gr16" draw:text-style-name="P1" draw:layer="layout" svg:width="5.061cm" svg:height="3.619cm" svg:x="11.528cm" svg:y="22.508cm">
          <draw:image xlink:href="Pictures/100002010000015A000000FAB99E3408D1E257AE.png" xlink:type="simple" xlink:show="embed" xlink:actuate="onLoad" draw:mime-type="image/png">
            <text:p/>
          </draw:image>
        </draw:frame>
        <draw:frame draw:style-name="gr17" draw:text-style-name="P1" draw:layer="layout" svg:width="16.026cm" svg:height="8.992cm" svg:x="1.21cm" svg:y="17.585cm">
          <draw:image xlink:href="Pictures/10000000000003600000019944103B0DCE360546.jpg" xlink:type="simple" xlink:show="embed" xlink:actuate="onLoad" draw:mime-type="image/jpeg">
            <text:p/>
          </draw:image>
        </draw:frame>
      </draw:page>
      <draw:page draw:name="page5" draw:style-name="dp1" draw:master-page-name="Default">
        <draw:frame draw:style-name="gr18" draw:text-style-name="P1" draw:layer="layout" svg:width="12.189cm" svg:height="10.543cm" svg:x="1.587cm" svg:y="1.512cm">
          <draw:image xlink:href="Pictures/10000000000007800000041014CC1A04DC254C61.png" xlink:type="simple" xlink:show="embed" xlink:actuate="onLoad" draw:mime-type="image/png">
            <text:p/>
          </draw:image>
        </draw:frame>
        <draw:frame draw:style-name="gr19" draw:text-style-name="P1" draw:layer="layout" svg:width="12.182cm" svg:height="10.518cm" svg:x="1.595cm" svg:y="1.54cm">
          <draw:image xlink:href="Pictures/10000000000005A00000023F6C333FA89F56B12A.jpg" xlink:type="simple" xlink:show="embed" xlink:actuate="onLoad" draw:mime-type="image/jpeg">
            <text:p/>
          </draw:image>
        </draw:frame>
      </draw:page>
      <draw:page draw:name="page6" draw:style-name="dp1" draw:master-page-name="Default">
        <draw:custom-shape draw:style-name="gr20" draw:text-style-name="P3" draw:layer="layout" svg:width="12.249cm" svg:height="18.976cm" svg:x="1cm" svg:y="1cm">
          <text:p/>
          <draw:enhanced-geometry svg:viewBox="0 0 21600 21600" draw:type="rectangle" draw:enhanced-path="M 0 0 L 21600 0 21600 21600 0 21600 0 0 Z N"/>
        </draw:custom-shape>
        <draw:frame draw:style-name="gr21" draw:text-style-name="P4" draw:layer="layout" svg:width="12.134cm" svg:height="10.868cm" svg:x="1cm" svg:y="1cm">
          <draw:image xlink:href="Pictures/10000000000005F30000039B32D0826D81B30A3E.png" xlink:type="simple" xlink:show="embed" xlink:actuate="onLoad" draw:mime-type="image/png">
            <text:p/>
          </draw:image>
        </draw:frame>
        <draw:frame draw:style-name="gr22" draw:text-style-name="P4" draw:layer="layout" svg:width="6.277cm" svg:height="5.943cm" svg:x="1cm" svg:y="1cm">
          <draw:image xlink:href="Pictures/10000000000004C8000001F57975B0534E48EEF5.png" xlink:type="simple" xlink:show="embed" xlink:actuate="onLoad" draw:mime-type="image/png">
            <text:p/>
          </draw:image>
        </draw:frame>
        <draw:frame draw:style-name="gr23" draw:text-style-name="P4" draw:layer="layout" svg:width="10.695cm" svg:height="7.312cm" svg:x="1.683cm" svg:y="12.096cm">
          <draw:image xlink:href="Pictures/10000000000004C8000001F57975B0534E48EEF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8" draw:display-name="Gradient 8" draw:style="ellipsoid" draw:cx="50%" draw:cy="50%" draw:start-color="#808080" draw:end-color="#cccccc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07T14:50:47.579000000</meta:creation-date>
    <meta:generator>LibreOffice/7.0.3.1$Windows_X86_64 LibreOffice_project/d7547858d014d4cf69878db179d326fc3483e082</meta:generator>
    <dc:date>2022-08-08T00:15:29.385000000</dc:date>
    <meta:editing-duration>PT2H3M20S</meta:editing-duration>
    <meta:editing-cycles>2</meta:editing-cycles>
    <meta:document-statistic meta:object-count="29"/>
  </office:meta>
</office:document-meta>
</file>